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ff779" officeooo:paragraph-rsid="000c0d26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7a2b3" officeooo:paragraph-rsid="000c0d26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918df" officeooo:paragraph-rsid="000c0d2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b119d" officeooo:paragraph-rsid="000c0d2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b8317" officeooo:paragraph-rsid="000c0d2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cfcec" officeooo:paragraph-rsid="000c0d26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e44d3" officeooo:paragraph-rsid="000c0d26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f717d2" officeooo:paragraph-rsid="000c0d2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f7a2b3" officeooo:paragraph-rsid="000c0d2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fb119d" officeooo:paragraph-rsid="000c0d2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fb8317" officeooo:paragraph-rsid="000c0d26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Dudu Cyryllic" fo:font-size="12pt" fo:letter-spacing="normal" fo:font-style="normal" style:text-underline-style="none" fo:font-weight="normal" officeooo:rsid="00f7a2b3" officeooo:paragraph-rsid="000c0d26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fb8317" officeooo:paragraph-rsid="000c0d26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f717d2" officeooo:paragraph-rsid="000c0d26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369a025"/>
    </style:style>
    <style:style style:name="T2" style:family="text">
      <style:text-properties officeooo:rsid="01f73776"/>
    </style:style>
    <style:style style:name="T3" style:family="text">
      <style:text-properties officeooo:rsid="014fb295"/>
    </style:style>
    <style:style style:name="T4" style:family="text">
      <style:text-properties officeooo:rsid="0369f347"/>
    </style:style>
    <style:style style:name="T5" style:family="text">
      <style:text-properties officeooo:rsid="00fb8317"/>
    </style:style>
    <style:style style:name="T6" style:family="text">
      <style:text-properties officeooo:rsid="00fcfcec"/>
    </style:style>
    <style:style style:name="T7" style:family="text">
      <style:text-properties officeooo:rsid="00fe44d3"/>
    </style:style>
    <style:style style:name="T8" style:family="text">
      <style:text-properties officeooo:rsid="005ea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p text:style-name="P8"><text:tab/></text:p>
      <text:p text:style-name="P2">Я занял позицию сочувствующего мастеру, он нравился мне и без чудес; с меня, собственно, и одного хватило.</text:p>
      <text:p text:style-name="P2">Кстати, главный после <text:span text:style-name="T1">Г</text:span>лавного тоже свои верительные грамоты предъявил. </text:p>
      <text:p text:style-name="P2">Однажды в обеденный перерыв приехал провести профсоюзное собрание. Расположились под деревьями рядом с общежитием. </text:p>
      <text:p text:style-name="P2">Сел он на стул, ещё и туфли с носками скинул: а где, мол, копыта? Нетути! </text:p>
      <text:p text:style-name="P2">Но меня-то иллюзорностями не провести. </text:p>
      <text:p text:style-name="P2">Чертяки-махновцы в траве разлеглись в своих чёрных робах. </text:p>
      <text:p text:style-name="P2">Один я в белой нейлоновой рубахе, которую в шахте под куртку одевал и каждый день стирал <text:span text:style-name="T2">моясь </text:span>под душем.</text:p>
      <text:p text:style-name="P12"/>
      <text:p text:style-name="P9"><text:span text:style-name="T3">(...н</text:span>ейлон отлично стирается: раз-два и — чистый, а сохнет и того быстрее...<text:span text:style-name="T3">)</text:span></text:p>
      <text:p text:style-name="P9"/>
      <text:p text:style-name="P2">Каску я тоже снял, типа, ты бескопытность тут демонстрируешь, так полюбуйся на мою безрогость. </text:p>
      <text:p text:style-name="P2">Все остальные в касках, особенно Славик Аксянов.</text:p>
      <text:p text:style-name="P3">Минут десять в таком раскладе попрофсоюзились и вдруг — петух закукарекал. </text:p>
      <text:p text:style-name="P3">Батюшки-светы! </text:p>
      <text:p text:style-name="P3">Главный секундально — носки в карман, туфли на ноги, на грунтовку выскочил, а там уже, как из-под земли, чёрный мотоциклист нарисовался в кожаном ребристом шлеме, как у шахтёров первых пятилеток. </text:p>
      <text:p text:style-name="P3">И — усвистали в сторону Новой Дофиновки.</text:p>
      <text:p text:style-name="P3">Не ясно, что ли? Кто бежит при петушином крике?</text:p>
      <text:p text:style-name="P3"/>
      <text:p text:style-name="P3">С ним у меня не то, чтобы противостояния, но трения случались.</text:p>
      <text:p text:style-name="P3">Один раз когда у заднего хода общежития ссыпали самосвал угля на зиму и я весь тот антрацит в кочегарку перебросил. А он по окончанию работы приехал из Вапнярки и так высокомерно спрашивает:</text:p>
      <text:p text:style-name="P3">- Ну, что тебе заплатить? Троячки хватит?</text:p>
      <text:p text:style-name="P3">Меня тут заело — полдня под солнцем карячился, а он, как ханыге какому-то три рубля предлагает. </text:p>
      <text:p text:style-name="P3">Ты, конечно, князь тьмы, но и я избранный, пусть хоть и не посвящённый.</text:p>
      <text:p text:style-name="P3">- Нет, пусть мне заплатят по расценкам.</text:p>
      <text:p text:style-name="P3">- По расценкам ты и этого не получишь.</text:p>
      <text:p text:style-name="P3">Я ему не поверил, на следующий день взял отгул и поехал в шахтуправление. Мне показали где сидит главный бухгалтер Вицман. </text:p>
      <text:p text:style-name="P3">Только я <text:span text:style-name="T4">шагнул</text:span> в кабинет — у него зазвонил телефон.</text:p>
      <text:p text:style-name="P3">Он трубку снял:</text:p>
      <text:p text:style-name="P3">- Вас слушают.</text:p>
      <text:p text:style-name="P4"/>
      <text:p text:style-name="P10"><text:span text:style-name="T3">(...и</text:span>менно так, слово в слово — <text:s/>«вас слушают». <text:s/></text:p>
      <text:p text:style-name="P10"><text:soft-page-break/>Чисто, гладко, описательно. Ни с какого боку не у<text:span text:style-name="T4">колупнут</text:span>. </text:p>
      <text:p text:style-name="P10">Вот что значит Вицман!..<text:span text:style-name="T3">)</text:span></text:p>
      <text:p text:style-name="P10"/>
      <text:p text:style-name="P4">Я изложил ему суть дела, он сразу понял и достал толстую книгу в мягкой серой обложке «Единые нормы и расценки»; нашёл где там про погрузку-выгрузку сыпучего угля сказано и дал мне почитать.</text:p>
      <text:p text:style-name="P4">Там чёрным по белому стоит, что даже если бы тот уголь я разгружал за Полярным кругом, по самым высоким северным коэффициентам, и каждую лопату угля, прежде чем <text:s/>заброшу в кочегарку, три раза обносил бы вокруг общежития, то по расценкам <text:span text:style-name="T4">тем </text:span>мне полагается 1 руб. 20 коп.</text:p>
      <text:p text:style-name="P4"/>
      <text:p text:style-name="P10"><text:span text:style-name="T3">(...и</text:span> открылось мне, не ведавшему истины доселе, <text:span text:style-name="T5">что в ножки поклониться надлежит мастерам, прорабам, инженерам и прочему т. д., за их приписки и туфту в нарядах на выполнение работ. </text:span></text:p>
      <text:p text:style-name="P11">Без них рабочий класс давно бы вымер вместе с семьями. </text:p>
      <text:p text:style-name="P11">Кормильцы они и благодетели. </text:p>
      <text:p text:style-name="P11">Вот только какая падла те расценки составляла? Я б с ним по-братски лопатой поделился...)</text:p>
      <text:p text:style-name="P10"/>
      <text:p text:style-name="P5">А в другой раз выплату аванса задержали и я к главному инженеру на дом пошёл, в Одессу.</text:p>
      <text:p text:style-name="P5"><text:s/>По случаю субботы отгул не понадобился.</text:p>
      <text:p text:style-name="P5">Он возле Горбатого моста окопался в собственном доме с женой и сыном пятиклассником.</text:p>
      <text:p text:style-name="P5"><text:s/>Угостил меня томатным соком домашнего приготовления. </text:p>
      <text:p text:style-name="P5">Ага...</text:p>
      <text:p text:style-name="P5">Всё, как положено — красная, густая, солоноватая жидкость. </text:p>
      <text:p text:style-name="P5">А куда денешься? Маргарита тоже пила.</text:p>
      <text:p text:style-name="P5">Зато чёрный чай я до сих пор по его рецепту завариваю, как он объяснял.</text:p>
      <text:p text:style-name="P5">В тот вечер он ещё воспоминанием поделился про <text:span text:style-name="T6">трудовую деятельность</text:span> в Заполярье, <text:span text:style-name="T6">где он после работы клал пару кирпичей на электроплитку и сверху жену свою усаживал для приведения в рабочее состояние на ночь.</text:span></text:p>
      <text:p text:style-name="P13"/>
      <text:p text:style-name="P6">Один раз нечистые путч затеяли, хотели поменять расклад устройства мира. </text:p>
      <text:p text:style-name="P6">Накануне инженер Пугачов приехал и в общежитии одну из запертых дверей открыл, под видом раздачи продовольственных продуктов до зарплаты.</text:p>
      <text:p text:style-name="P6">Я по коридору проходил, Славик Аксянов мне кричит:</text:p>
      <text:p text:style-name="P6">- Иди и ты получай!</text:p>
      <text:p text:style-name="P6">В комнате человек пять махновцев и на столе ящик с пачками «Примы». Пугачов им по 5-10 пачек раздаёт. </text:p>
      <text:p text:style-name="P6">Продукты, да? Боеприпасами снабжает!</text:p>
      <text:p text:style-name="P6">- Спасибо, но я «Беломор» курю.</text:p>
      <text:p text:style-name="P6">На выходе я ещё услышал, как Славик Аксянов чертяк подбадривает:</text:p>
      <text:p text:style-name="P6">- Ничего! Молодость всё спишет!</text:p>
      <text:p text:style-name="P7">На следующий день в Одессе не работал ни один светофор. Весь день творился полный бедлам. Троллейбусы прыгали как угорелые. </text:p>
      <text:p text:style-name="P7"><text:soft-page-break/>Стрельбы, конечно, не было; ведь путч шёл на ином уровне, но, по моим оценкам, провалился, потому что я успел купить «Атлас мира» в мягкой нежно-зелёной обложке.</text:p>
      <text:p text:style-name="P6"/>
      <text:p text:style-name="P6">В Одессе той поры самым устойчивым и общеупотребительным выражением одобрения было «то, шо любишь!». </text:p>
      <text:p text:style-name="P6">- <text:span text:style-name="T7">Как вам Сонечкин жених?</text:span></text:p>
      <text:p text:style-name="P6">- <text:span text:style-name="T7">То, шо любишь!</text:span></text:p>
      <text:p text:style-name="P7">А вместо «нет» говорили «хуй маме!», но поскольку вокруг была Одесса-мама это звучало даже патриотично.</text:p>
      <text:p text:style-name="P7">- Так «Черноморец» выиграл, или <text:span text:style-name="T8">что</text:span>?</text:p>
      <text:p text:style-name="P7">- Хуй маме!</text:p>
      <text:p text:style-name="P1">В сквере на Дерибасовской деревья непонятные, как будто сами с себя кору сбросили, а вечером на танцплощадке там духовой оркестр играл, почти как при Иоганне Штраусе, но редко.</text:p>
      <text:p text:style-name="P1">А в каком-то парке, но уже днём, я прыгнул в бассейн с пятиметровой вышки. При полёте аж в ушах свистело. </text:p>
      <text:p text:style-name="P1">Чуть погодя два парня <text:s/>прыгнули, <text:span text:style-name="T4">держась за руки, </text:span>но они ногами вниз летели; один в чёрных носках. </text:p>
      <text:p text:style-name="P1">Так они мой след заметал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45:05.999960674</meta:creation-date>
    <dc:date>2017-03-02T19:45:11.315961983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6" meta:word-count="807" meta:character-count="5027" meta:non-whitespace-character-count="4246"/>
    <meta:generator>LibreOffice/4.3.3.2$Linux_x86 LibreOffice_project/430m0$Build-2</meta:generator>
  </office:meta>
</office:document-meta>
</file>